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063" officeooo:paragraph-rsid="00132063"/>
    </style:style>
    <style:style style:name="P2" style:family="paragraph" style:parent-style-name="Standard">
      <style:text-properties officeooo:rsid="00132063" officeooo:paragraph-rsid="00132063" fo:background-color="#ffbf00"/>
    </style:style>
    <style:style style:name="P3" style:family="paragraph" style:parent-style-name="Text_20_body">
      <style:paragraph-properties fo:padding="0.049cm" fo:border="0.06pt solid #d9d9e3"/>
    </style:style>
    <style:style style:name="P4" style:family="paragraph" style:parent-style-name="Text_20_body">
      <style:text-properties officeooo:rsid="00132063" officeooo:paragraph-rsid="00132063"/>
    </style:style>
    <style:style style:name="T1" style:family="text">
      <style:text-properties loext:padding="0.049cm"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3_98113280"/><text:bookmark-start text:name="__DdeLink__0_98113280"/>Capítulo 4</text:p>
      <text:p text:style-name="Standard">EN ESTE CAPÍTULO</text:p>
      <text:p text:style-name="Standard">" Comprender la contención del medio</text:p>
      <text:p text:style-name="Standard">sobrecarga</text:p>
      <text:p text:style-name="Standard">" Reconocer la causa del OBSS</text:p>
      <text:p text:style-name="Standard">" Diferenciación entre conjuntos de servicios básicos</text:p>
      <text:p text:style-name="Standard">" Aplicación de umbrales CCA adaptativos</text:p>
      <text:p text:style-name="Standard">Color y reutilización espacial</text:p>
      <text:p text:style-name="Standard">Reutilización</text:p>
      <text:p text:style-name="Standard">I</text:p>
      <text:p text:style-name="Standard">n este capítulo, aprenderá sobre el color BSS y la reutilización espacial</text:p>
      <text:p text:style-name="Standard">que tienen el potencial de reducir la sobrecarga de contención del medio.</text:p>
      <text:p text:style-name="Standard">OBSS</text:p>
      <text:p text:style-name="Standard">Wi-Fi utiliza la comunicación por radiofrecuencia, que es un medio halfduplex - donde sólo una radio puede transmitir en un dominio de frecuencia en un momento dado. Un dominio de frecuencia es una</text:p>
      <text:p text:style-name="Standard">una frase técnica elegante para un canal. Todos deben turnarse porque</text:p>
      <text:p text:style-name="Standard">si todos "hablan" al mismo tiempo, no se comunica ningún dato</text:p>
      <text:p text:style-name="Standard">porque nadie está "escuchando".</text:p>
      <text:p text:style-name="Standard">Sentido de la portadora con evitación de colisiones de acceso múltiple (CSMA/CA) es</text:p>
      <text:p text:style-name="Standard">el método utilizado en las redes Wi-Fi para garantizar que sólo una radio</text:p>
      <text:p text:style-name="Standard">puede transmitir en el mismo canal en un momento dado. Una radio 802.11</text:p>
      <text:p text:style-name="Standard">aplazará las transmisiones si escucha las transmisiones del preámbulo físico (PHY) de cualquier otra radio 802.11 en un umbral de detección de señal (SD) de sólo cuatro decimales.</text:p>
      <text:p text:style-name="Standard">(SD) de sólo cuatro decibelios o más por encima del ruido de fondo.</text:p>
      <text:p text:style-name="Standard">CSMA/CA es necesario para evitar colisiones.</text:p>
      <text:p text:style-name="Standard">de las transmisiones también consume un valioso tiempo de emisión. Este problema es</text:p>
      <text:p text:style-name="Standard">Estos materiales son © 2020 John Wiley &amp; Sons, Inc. Cualquier difusión, distribución o uso no autorizado está estrictamente prohibido.</text:p>
      <text:p text:style-name="Standard">38 Wi-Fi 6 For Dummies, Edición especial de Extreme Networks</text:p>
      <text:p text:style-name="Standard">denomina sobrecarga de contención. La sobrecarga de contención innecesaria del medio que se produce cuando demasiados AP y clientes se escuchan mutuamente en el mismo canal se denomina sobrecarga de contención.</text:p>
      <text:p text:style-name="Standard">entre sí en el mismo canal se denomina conjunto de servicios básicos superpuestos (OBSS, overlapping basic service set), como se muestra en la Figura 4-1. El OBSS también se conoce</text:p>
      <text:p text:style-name="Standard">más comúnmente como interferencia cocanal.</text:p>
      <text:p text:style-name="Standard">Por ejemplo, si AP-1 en el canal 6 oye la transmisión del preámbulo de un AP cercano (AP-2), que también transmite en el canal 6, AP-1</text:p>
      <text:p text:style-name="Standard">se aplazará y no podrá transmitir al mismo tiempo. Del mismo modo, todos los</text:p>
      <text:p text:style-name="Standard">clientes asociados a AP-1 también deben aplazar la transmisión si</text:p>
      <text:p text:style-name="Standard">escuchan la transmisión del preámbulo de AP-2. El conjunto de servicios básicos</text:p>
      <text:p text:style-name="Standard">(BSS) es la topología fundamental de la red Wi-Fi. Los dispositivos de comunicación que componen un BSS constan de una radio AP</text:p>
      <text:p text:style-name="Standard">con una o más estaciones cliente. El BSS crea una sobrecarga de</text:p>
      <text:p text:style-name="Standard">y consume un valioso tiempo de emisión, ya que existen dos</text:p>
      <text:p text:style-name="Standard">conjuntos de servicios básicos en el mismo canal que pueden oírse entre sí -</text:p>
      <text:p text:style-name="Standard">de ahí el término OBSS.</text:p>
      <text:p text:style-name="Standard">En realidad, los clientes Wi-Fi son la causa principal de las interferencias OBSS. Como se muestra en la Figura 4-2, si un cliente asociado a AP-2 está</text:p>
      <text:p text:style-name="Standard">transmitiendo en el canal 36, es posible que AP-1 (y cualquier cliente asociado a AP-1) oiga el preámbulo PHY del cliente y deba aplazar cualquier transmisión.</text:p>
      <text:p text:style-name="Standard">y deban aplazar cualquier transmisión.</text:p>
      <text:p text:style-name="Standard"><text:soft-page-break/>FIGURA 4-1: OBSS - Conjunto de servicios básicos superpuestos.</text:p>
      <text:p text:style-name="Standard">Estos materiales son © 2020 John Wiley &amp; Sons, Inc. Cualquier difusión, distribución o uso no autorizado está estrictamente prohibido.</text:p>
      <text:p text:style-name="Standard">CAPÍTULO 4 BSS Color y Reutilización Espacial 39</text:p>
      <text:p text:style-name="Standard">Debido a la naturaleza móvil de los dispositivos cliente Wi-Fi, la interferencia OBSS no es estática: cambia a medida que los dispositivos cliente se mueven.</text:p>
      <text:p text:style-name="Standard">El objetivo principal de los patrones de reutilización de canal es reducir la interferencia cocanal (también conocida como OBSS). Un plan de reutilización de canales</text:p>
      <text:p text:style-name="Standard">reduce el consumo de tiempo de emisión causado por el OBSS aislando los dominios de frecuencia. Sin embargo, en la banda de</text:p>
      <text:p text:style-name="Standard">banda de 2,4 GHz. Dado que sólo hay tres canales disponibles en la banda de</text:p>
      <text:p text:style-name="Standard">banda de 2,4 GHz y porque el OBSS está causado por los clientes, el medio</text:p>
      <text:p text:style-name="Standard">es prácticamente inevitable en la banda de 2,4 GHz.</text:p>
      <text:p text:style-name="Standard">El OBSS también es un problema en la banda de 5 GHz, especialmente si muchos de los canales de 5 GHz no están disponibles para los clientes.</text:p>
      <text:p text:style-name="Standard">canales de 5 GHz no están disponibles para un plan de reutilización de canales de 5 GHz.</text:p>
      <text:p text:style-name="Standard">Para aumentar la capacidad en entornos densos, la reutilización de frecuencias</text:p>
      <text:p text:style-name="Standard">entre conjuntos de servicios básicos.</text:p>
      <text:p text:style-name="Standard">Color BSS</text:p>
      <text:p text:style-name="Standard">El estándar IEEE 802.11ax define un método que puede aumentar</text:p>
      <text:p text:style-name="Standard">la reutilización de canales por un factor de ocho. El color BSS, también conocido como BSS</text:p>
      <text:p text:style-name="Standard">es un método para abordar la sobrecarga de contención del medio debida al OBSS. El color BSS es un identificador del conjunto de servicios básicos (BSS).</text:p>
      <text:p text:style-name="Standard">(BSS). En realidad, el identificador de color BSS no es un color, sino que</text:p>
      <text:p text:style-name="Standard">es un identificador numérico. Las radios Wi-Fi 6 son capaces de diferenciar</text:p>
      <text:p text:style-name="Standard">entre BSS utilizando un color BSS (identificador numérico) cuando otras</text:p>
      <text:p text:style-name="Standard">radios transmiten en el mismo canal.</text:p>
      <text:p text:style-name="Standard">La información sobre el color del BSS se comunica tanto en la capa PHY como en la subcapa MAC.</text:p>
      <text:p text:style-name="Standard">la subcapa MAC. En el preámbulo de una cabecera PHY 802.11ax, el campo</text:p>
      <text:p text:style-name="Standard">SIG-A contiene un campo de color BSS de 6 bits. Este campo puede identificar</text:p>
      <text:p text:style-name="Standard">hasta 63 BSS. En la subcapa MAC, la información de color BSS</text:p>
      <text:p text:style-name="Standard">se ve en las tramas de gestión 802.11. El elemento de información de operación HE contiene un subcampo para información de color BSS. Seis bits</text:p>
      <text:p text:style-name="Standard"/>
      <text:p text:style-name="Standard">Traducción realizada con la versión gratuita del traductor <text:a xlink:type="simple" xlink:href="http://www.DeepL.com/Translator" text:style-name="Internet_20_link" text:visited-style-name="Visited_20_Internet_20_Link">www.DeepL.com/Translator</text:a></text:p>
      <text:p text:style-name="Standard"/>
      <text:p text:style-name="Standard"/>
      <text:p text:style-name="Standard">FIGURA 4-2: Interferencia del OBSS causada por el cliente.Este material es © 2020 John Wiley &amp; Sons, Inc. Cualquier difusión, distribución o uso no autorizado está estrictamente prohibido.</text:p>
      <text:p text:style-name="Standard">40 Wi-Fi 6 For Dummies, Edición especial de Extreme Networkspuede utilizarse para identificar hasta 63 colores diferentes (valores numéricos) y representar 63 BSS diferentes.numéricos) y representar 63 BSS diferentes.El objetivo es que las radios Wi-Fi 6puedan diferenciar entre BSS utilizando un identificador de color BSS</text:p>
      <text:p text:style-name="Standard">cuando otras radios transmiten en el mismo canal.El color BSS detecta un bit de color en la cabecera PHY de una transmisión de trama de radio Wi-Fi 6</text:p>
      <text:p text:style-name="Standard">Wi-Fi 6. Esto significa que las radios 802.11a/b/g/n heredadasno podrán interpretar los bits de color porque utilizan un formato de cabecera PHY diferente.Cuando una radio Wi-Fi 6 está escuchando el medio y oye lacabecera PHY de una trama 802.11ax enviada por otra radio Wi-Fi 6,la radio oyente comprobará el color BSS de la radio transmisora.transmisora. El acceso al canal depende del color detectado:</text:p>
      <text:p text:style-name="Standard">" Si el color es el mismo, la trama se considera una transmisión</text:p>
      <text:p text:style-name="Standard"><text:soft-page-break/>Si el color es el mismo, la trama se considerará una transmisión intra-BSS y la radio de escucha la aplazará. Si elcolor es el mismo, se considera una transmisión de trama intra-BSS.intra-BSS. En otras palabras, la radio transmisora perteneceal mismo BSS que el receptor; por lo tanto, la radio de escucha</text:p>
      <text:p text:style-name="Standard">diferirá." Si el color es diferente, entonces la trama se considera unatransmisión inter-BSS desde un OBSS y el aplazamiento puede no ser necesario para la radio de escucha.para la radio oyente.</text:p>
      <text:p text:style-name="Standard">Operación de reutilización espacialMediante un procedimiento denominado operación de reutilización espacial (SRO), las radios Wi-Fi 6</text:p>
      <text:p text:style-name="Standard">podrán aplicar umbrales adaptativos de evaluación de canal claro (CCA)para las transmisiones de tramas OBSS detectadas. El objetivo de BSS</text:p>
      <text:p text:style-name="Standard">y la reutilización espacial es ignorar las transmisiones de un OBSSy así poder transmitir al mismo tiempo.En el ejemplomostrado en la Figura 4-3, cualquier radio en el canal 36 que detectara elcolor rojo se aplazaría porque se consideraría un intraBSS. Sin embargo, el aplazamiento podría no ser necesario si un AP detectara un</text:p>
      <text:p text:style-name="Standard">verde o azul de transmisiones OBSS cercanas también en el canal 36. Tenga en cuenta que esta figura es una ilustración visual yque la información de color es en realidad un valor numérico.</text:p>
      <text:p text:style-name="Standard">Estos materiales son © 2020 John Wiley &amp; Sons, Inc. Cualquier difusión, distribución o uso no autorizado está estrictamente prohibido.</text:p>
      <text:p text:style-name="Standard">CAPÍTULO 4 Color SRS y reutilización espacial 41Basándose en el color BSS detectado, las radios Wi-Fi 6 pueden implementar</text:p>
      <text:p text:style-name="Standard">una implementación CCA adaptativa que puede elevar el umbral de detección de señalpara tramas inter-BSS mientras se mantiene un umbral más bajo para tráfico intra-BSS. Si el umbral de detección de señal se elevamás alto para las tramas OBSS entrantes, es posible que una radio no necesite aplazar,a pesar de estar en el mismo canal.El umbral adaptativo de detección de señalpuede ajustarse por color y por trama para el tráfico inter-BSS.tráfico inter-BSS. En el ejemplo de la Figura 4-4, un umbral SDde -96 dBm (decibelios relativos a 1 milivatio) podría utilizarse para</text:p>
      <text:p text:style-name="Standard">la recepción de tráfico intra-BSS, mientras que un umbral SD adaptativoentre -96 dBm y -83 dBm para el tráfico inter-BSS.El color BSS junto con la operación de reutilización espacial tienen el potencial dede disminuir el problema de contención de canal OBSS que es sintomático de los umbrales SD bajos existentes.</text:p>
      <text:p text:style-name="Standard"/>
      <text:p text:style-name="Standard">Traducción realizada con la versión gratuita del traductor <text:a xlink:type="simple" xlink:href="http://www.DeepL.com/Translator" text:style-name="Internet_20_link" text:visited-style-name="Visited_20_Internet_20_Link">www.DeepL.com/Translator</text:a><text:bookmark-end text:name="__DdeLink__3_98113280"/><text:bookmark-end text:name="__DdeLink__0_98113280"/></text:p>
      <text:p text:style-name="Standard"/>
      <text:p text:style-name="P2">DESARROLO:</text:p>
      <text:p text:style-name="P2"/>
      <text:p text:style-name="P4">El texto se centra en explicar conceptos relacionados con Wi-Fi 6, específicamente en lo que respecta a la contención del medio y cómo se aborda el problema de la sobrecarga debida a la comunicación en el mismo canal.</text:p>
      <text:p text:style-name="P3"><text:span text:style-name="Strong_20_Emphasis"><text:span text:style-name="T1">Contención del medio y Sobrecarga:</text:span></text:span> El texto describe que en Wi-Fi, la comunicación se realiza a través de radiofrecuencias, y se utiliza el método CSMA/CA (portadora con evitación de colisiones de acceso múltiple) para garantizar que solo una radio pueda transmitir en un canal al mismo tiempo. Esto se hace para evitar colisiones y garantizar una comunicación efectiva. Cuando múltiples puntos de acceso (AP) y clientes escuchan en el mismo canal, puede ocurrir una sobrecarga de contención, lo que se conoce como OBSS (Conjunto de Servicios Básicos Superpuestos).</text:p>
      <text:p text:style-name="P3"><text:span text:style-name="Strong_20_Emphasis"><text:span text:style-name="T1">OBSS e Interferencia Co-canal:</text:span></text:span> La interferencia OBSS ocurre cuando varios AP y clientes se escuchan entre sí en el mismo canal, lo que provoca retrasos en la transmisión de datos. Esto se llama conjuntos de servicios básicos superpuestos (OBSS) o interferencia co-canal. Por ejemplo, si <text:soft-page-break/>un AP en un canal escucha la transmisión de otro AP en el mismo canal, debe esperar para transmitir, lo que también afecta a los clientes asociados a ese AP.</text:p>
      <text:p text:style-name="P3"><text:span text:style-name="Strong_20_Emphasis"><text:span text:style-name="T1">Reutilización Espacial:</text:span></text:span> La interferencia OBSS no es estática y cambia a medida que los dispositivos Wi-Fi se mueven. Para abordar este problema, se utilizan patrones de reutilización de canales para reducir la interferencia co-canal. Sin embargo, en la banda de 2,4 GHz, donde hay pocos canales disponibles, la interferencia OBSS es inevitable.</text:p>
      <text:p text:style-name="P3"><text:span text:style-name="Strong_20_Emphasis"><text:span text:style-name="T1">Color BSS:</text:span></text:span> Wi-Fi 6 introduce el concepto de "Color BSS" como un identificador numérico para conjuntos de servicios básicos. Las radios Wi-Fi 6 pueden distinguir entre BSS utilizando un color BSS cuando otras radios transmiten en el mismo canal. Esto se comunica tanto en la capa PHY como en la subcapa MAC. Las radios heredadas no pueden interpretar los bits de color, ya que utilizan un formato de cabecera PHY diferente. El color BSS permite que las radios diferencien entre transmisiones intra-BSS y transmisiones inter-BSS, lo que afecta si se debe retrasar la transmisión.</text:p>
      <text:p text:style-name="P3"><text:span text:style-name="Strong_20_Emphasis"><text:span text:style-name="T1">Reutilización Espacial y CCA Adaptativa:</text:span></text:span> Las radios Wi-Fi 6 pueden aplicar umbrales adaptativos de evaluación de canal claro (CCA) para las transmisiones OBSS detectadas utilizando un umbral más alto para tráfico inter-BSS y un umbral más bajo para tráfico intra-BSS. Esto significa que, si se detecta un color diferente en el canal, la radio puede no necesitar retrasar su transmisión. Esto tiene el potencial de abordar el problema de la contención de canal OBSS asociada a umbrales SD bajos.</text:p>
      <text:p text:style-name="P3">En resumen, el texto se centra en cómo Wi-Fi 6 aborda la contención del medio y la interferencia OBSS a través del concepto de "Color BSS" y la adaptación de umbrales CCA para diferentes tipos de tráfico, con el objetivo de mejorar la eficiencia de la comunicación inalámbric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1:13:35.400576550</meta:creation-date>
    <dc:date>2023-10-24T11:18:15.624774934</dc:date>
    <meta:editing-duration>PT4M42S</meta:editing-duration>
    <meta:editing-cycles>1</meta:editing-cycles>
    <meta:document-statistic meta:table-count="0" meta:image-count="0" meta:object-count="0" meta:page-count="4" meta:paragraph-count="92" meta:word-count="1942" meta:character-count="11910" meta:non-whitespace-character-count="10060"/>
    <meta:generator>LibreOffice/7.3.7.2$Linux_X86_64 LibreOffice_project/30$Build-2</meta:generator>
  </office:meta>
</office:document-meta>
</file>